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8048" calcext:value-type="float">
            <text:p>131.4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0512" calcext:value-type="float">
            <text:p>131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2056" calcext:value-type="float">
            <text:p>131.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1472" calcext:value-type="float">
            <text:p>131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308" calcext:value-type="float">
            <text:p>131.3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308" calcext:value-type="float">
            <text:p>131.3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0512" calcext:value-type="float">
            <text:p>131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2328" calcext:value-type="float">
            <text:p>131.4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5272" calcext:value-type="float">
            <text:p>131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0512" calcext:value-type="float">
            <text:p>131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5272" calcext:value-type="float">
            <text:p>131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0408" calcext:value-type="float">
            <text:p>131.2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2976" calcext:value-type="float">
            <text:p>131.2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5168" calcext:value-type="float">
            <text:p>131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164" calcext:value-type="float">
            <text:p>131.2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2496" calcext:value-type="float">
            <text:p>131.2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0304" calcext:value-type="float">
            <text:p>131.2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7736" calcext:value-type="float">
            <text:p>131.2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832" calcext:value-type="float">
            <text:p>131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7736" calcext:value-type="float">
            <text:p>131.2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832" calcext:value-type="float">
            <text:p>131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8216" calcext:value-type="float">
            <text:p>131.2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4688" calcext:value-type="float">
            <text:p>131.2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8112" calcext:value-type="float">
            <text:p>131.1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2392" calcext:value-type="float">
            <text:p>131.1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9344" calcext:value-type="float">
            <text:p>131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544" calcext:value-type="float">
            <text:p>131.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3728" calcext:value-type="float">
            <text:p>131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6776" calcext:value-type="float">
            <text:p>131.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7632" calcext:value-type="float">
            <text:p>131.1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3624" calcext:value-type="float">
            <text:p>131.1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336" calcext:value-type="float">
            <text:p>131.0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1056" calcext:value-type="float">
            <text:p>131.1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1912" calcext:value-type="float">
            <text:p>131.1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8864" calcext:value-type="float">
            <text:p>131.1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7528" calcext:value-type="float">
            <text:p>131.0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7528" calcext:value-type="float">
            <text:p>131.0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2768" calcext:value-type="float">
            <text:p>131.1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924" calcext:value-type="float">
            <text:p>131.0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3416" calcext:value-type="float">
            <text:p>130.9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0848" calcext:value-type="float">
            <text:p>130.9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3792" calcext:value-type="float">
            <text:p>130.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8176" calcext:value-type="float">
            <text:p>130.9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3416" calcext:value-type="float">
            <text:p>130.9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8176" calcext:value-type="float">
            <text:p>130.9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7216" calcext:value-type="float">
            <text:p>130.8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456" calcext:value-type="float">
            <text:p>130.9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1704" calcext:value-type="float">
            <text:p>130.9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0368" calcext:value-type="float">
            <text:p>130.9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6736" calcext:value-type="float">
            <text:p>130.8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1016" calcext:value-type="float">
            <text:p>130.8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0368" calcext:value-type="float">
            <text:p>130.9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3312" calcext:value-type="float">
            <text:p>130.8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5024" calcext:value-type="float">
            <text:p>130.8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3792" calcext:value-type="float">
            <text:p>130.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588" calcext:value-type="float">
            <text:p>130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7592" calcext:value-type="float">
            <text:p>130.8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3312" calcext:value-type="float">
            <text:p>130.8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588" calcext:value-type="float">
            <text:p>130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2832" calcext:value-type="float">
            <text:p>130.8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1976" calcext:value-type="float">
            <text:p>130.8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7008" calcext:value-type="float">
            <text:p>130.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7008" calcext:value-type="float">
            <text:p>130.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4064" calcext:value-type="float">
            <text:p>130.8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2248" calcext:value-type="float">
            <text:p>130.7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6152" calcext:value-type="float">
            <text:p>130.7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7592" calcext:value-type="float">
            <text:p>130.8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5024" calcext:value-type="float">
            <text:p>130.8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9304" calcext:value-type="float">
            <text:p>130.8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8448" calcext:value-type="float">
            <text:p>130.8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5024" calcext:value-type="float">
            <text:p>130.8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5296" calcext:value-type="float">
            <text:p>130.7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8616" calcext:value-type="float">
            <text:p>130.6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6152" calcext:value-type="float">
            <text:p>130.7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7384" calcext:value-type="float">
            <text:p>130.7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7444" calcext:value-type="float">
            <text:p>130.7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1872" calcext:value-type="float">
            <text:p>130.8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6256" calcext:value-type="float">
            <text:p>130.8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492" calcext:value-type="float">
            <text:p>130.8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0912" calcext:value-type="float">
            <text:p>130.7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0432" calcext:value-type="float">
            <text:p>130.7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7444" calcext:value-type="float">
            <text:p>130.7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3648" calcext:value-type="float">
            <text:p>130.5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6904" calcext:value-type="float">
            <text:p>130.6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3584" calcext:value-type="float">
            <text:p>130.7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9848" calcext:value-type="float">
            <text:p>130.6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1664" calcext:value-type="float">
            <text:p>130.6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0432" calcext:value-type="float">
            <text:p>130.7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8344" calcext:value-type="float">
            <text:p>130.7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1664" calcext:value-type="float">
            <text:p>130.6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8616" calcext:value-type="float">
            <text:p>130.6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2144" calcext:value-type="float">
            <text:p>130.6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348" calcext:value-type="float">
            <text:p>130.7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3104" calcext:value-type="float">
            <text:p>130.7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8824" calcext:value-type="float">
            <text:p>130.7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6528" calcext:value-type="float">
            <text:p>130.7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252" calcext:value-type="float">
            <text:p>130.6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1184" calcext:value-type="float">
            <text:p>130.6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5944" calcext:value-type="float">
            <text:p>130.6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6424" calcext:value-type="float">
            <text:p>130.6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1664" calcext:value-type="float">
            <text:p>130.6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8992" calcext:value-type="float">
            <text:p>130.6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2144" calcext:value-type="float">
            <text:p>130.6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4232" calcext:value-type="float">
            <text:p>130.6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204" calcext:value-type="float">
            <text:p>130.6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0328" calcext:value-type="float">
            <text:p>130.6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6904" calcext:value-type="float">
            <text:p>130.6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6424" calcext:value-type="float">
            <text:p>130.6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9096" calcext:value-type="float">
            <text:p>130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9952" calcext:value-type="float">
            <text:p>130.6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4608" calcext:value-type="float">
            <text:p>130.5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1456" calcext:value-type="float">
            <text:p>130.5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0704" calcext:value-type="float">
            <text:p>130.6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3648" calcext:value-type="float">
            <text:p>130.5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4504" calcext:value-type="float">
            <text:p>130.5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1456" calcext:value-type="float">
            <text:p>130.5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8992" calcext:value-type="float">
            <text:p>130.6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204" calcext:value-type="float">
            <text:p>130.6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4232" calcext:value-type="float">
            <text:p>130.6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5944" calcext:value-type="float">
            <text:p>130.6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2416" calcext:value-type="float">
            <text:p>130.5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2416" calcext:value-type="float">
            <text:p>130.5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4608" calcext:value-type="float">
            <text:p>130.5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2416" calcext:value-type="float">
            <text:p>130.5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8512" calcext:value-type="float">
            <text:p>130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2416" calcext:value-type="float">
            <text:p>130.5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8512" calcext:value-type="float">
            <text:p>130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3648" calcext:value-type="float">
            <text:p>130.5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6696" calcext:value-type="float">
            <text:p>130.5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3648" calcext:value-type="float">
            <text:p>130.5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0976" calcext:value-type="float">
            <text:p>130.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012" calcext:value-type="float">
            <text:p>130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9264" calcext:value-type="float">
            <text:p>130.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012" calcext:value-type="float">
            <text:p>130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7072" calcext:value-type="float">
            <text:p>130.4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0976" calcext:value-type="float">
            <text:p>130.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012" calcext:value-type="float">
            <text:p>130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5256" calcext:value-type="float">
            <text:p>130.4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0016" calcext:value-type="float">
            <text:p>130.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9536" calcext:value-type="float">
            <text:p>130.3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2584" calcext:value-type="float">
            <text:p>130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0872" calcext:value-type="float">
            <text:p>130.4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3064" calcext:value-type="float">
            <text:p>130.4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2584" calcext:value-type="float">
            <text:p>130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9536" calcext:value-type="float">
            <text:p>130.3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6488" calcext:value-type="float">
            <text:p>130.3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6008" calcext:value-type="float">
            <text:p>130.3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6008" calcext:value-type="float">
            <text:p>130.3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2104" calcext:value-type="float">
            <text:p>130.3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2104" calcext:value-type="float">
            <text:p>130.3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0768" calcext:value-type="float">
            <text:p>130.3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5528" calcext:value-type="float">
            <text:p>130.3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248" calcext:value-type="float">
            <text:p>130.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0288" calcext:value-type="float">
            <text:p>130.3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9432" calcext:value-type="float">
            <text:p>130.3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5528" calcext:value-type="float">
            <text:p>130.3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336" calcext:value-type="float">
            <text:p>130.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0288" calcext:value-type="float">
            <text:p>130.3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5048" calcext:value-type="float">
            <text:p>130.3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8952" calcext:value-type="float">
            <text:p>130.2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2856" calcext:value-type="float">
            <text:p>130.2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9808" calcext:value-type="float">
            <text:p>130.2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58" calcext:value-type="float">
            <text:p>130.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4464" calcext:value-type="float">
            <text:p>130.2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7512" calcext:value-type="float">
            <text:p>130.2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58" calcext:value-type="float">
            <text:p>130.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532" calcext:value-type="float">
            <text:p>130.1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5696" calcext:value-type="float">
            <text:p>130.1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0936" calcext:value-type="float">
            <text:p>130.1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7032" calcext:value-type="float">
            <text:p>130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7888" calcext:value-type="float">
            <text:p>130.1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5696" calcext:value-type="float">
            <text:p>130.1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5696" calcext:value-type="float">
            <text:p>130.1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8264" calcext:value-type="float">
            <text:p>130.1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2168" calcext:value-type="float">
            <text:p>130.1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5216" calcext:value-type="float">
            <text:p>130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12" calcext:value-type="float">
            <text:p>130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3024" calcext:value-type="float">
            <text:p>130.1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3024" calcext:value-type="float">
            <text:p>130.1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2544" calcext:value-type="float">
            <text:p>130.0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816" calcext:value-type="float">
            <text:p>130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2064" calcext:value-type="float">
            <text:p>130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2064" calcext:value-type="float">
            <text:p>130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9016" calcext:value-type="float">
            <text:p>130.0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9016" calcext:value-type="float">
            <text:p>130.0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5488" calcext:value-type="float">
            <text:p>130.0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5488" calcext:value-type="float">
            <text:p>130.0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9392" calcext:value-type="float">
            <text:p>130.0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9392" calcext:value-type="float">
            <text:p>130.0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5488" calcext:value-type="float">
            <text:p>130.0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1584" calcext:value-type="float">
            <text:p>130.0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5488" calcext:value-type="float">
            <text:p>130.0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3296" calcext:value-type="float">
            <text:p>130.0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8056" calcext:value-type="float">
            <text:p>129.9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8912" calcext:value-type="float">
            <text:p>129.9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9768" calcext:value-type="float">
            <text:p>129.9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4528" calcext:value-type="float">
            <text:p>129.9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3672" calcext:value-type="float">
            <text:p>129.9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7576" calcext:value-type="float">
            <text:p>129.9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5864" calcext:value-type="float">
            <text:p>129.9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2816" calcext:value-type="float">
            <text:p>129.9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2336" calcext:value-type="float">
            <text:p>129.9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3192" calcext:value-type="float">
            <text:p>129.9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4904" calcext:value-type="float">
            <text:p>129.9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1856" calcext:value-type="float">
            <text:p>129.9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2712" calcext:value-type="float">
            <text:p>129.9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6616" calcext:value-type="float">
            <text:p>129.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8808" calcext:value-type="float">
            <text:p>129.9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1856" calcext:value-type="float">
            <text:p>129.9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3568" calcext:value-type="float">
            <text:p>129.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3568" calcext:value-type="float">
            <text:p>129.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2712" calcext:value-type="float">
            <text:p>129.9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2712" calcext:value-type="float">
            <text:p>129.9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052" calcext:value-type="float">
            <text:p>129.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6616" calcext:value-type="float">
            <text:p>129.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2232" calcext:value-type="float">
            <text:p>129.8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9184" calcext:value-type="float">
            <text:p>129.8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2232" calcext:value-type="float">
            <text:p>129.8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6136" calcext:value-type="float">
            <text:p>129.8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004" calcext:value-type="float">
            <text:p>129.8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6512" calcext:value-type="float">
            <text:p>129.8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0792" calcext:value-type="float">
            <text:p>129.7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9456" calcext:value-type="float">
            <text:p>129.7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1648" calcext:value-type="float">
            <text:p>129.7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0792" calcext:value-type="float">
            <text:p>129.7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5552" calcext:value-type="float">
            <text:p>129.7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2024" calcext:value-type="float">
            <text:p>129.7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8976" calcext:value-type="float">
            <text:p>129.7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9832" calcext:value-type="float">
            <text:p>129.7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2024" calcext:value-type="float">
            <text:p>129.7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0688" calcext:value-type="float">
            <text:p>129.7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496" calcext:value-type="float">
            <text:p>129.6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1544" calcext:value-type="float">
            <text:p>129.7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9352" calcext:value-type="float">
            <text:p>129.6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74112" calcext:value-type="float">
            <text:p>129.6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74112" calcext:value-type="float">
            <text:p>129.6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7536" calcext:value-type="float">
            <text:p>129.6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0584" calcext:value-type="float">
            <text:p>129.6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4488" calcext:value-type="float">
            <text:p>129.6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144" calcext:value-type="float">
            <text:p>129.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668" calcext:value-type="float">
            <text:p>129.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3632" calcext:value-type="float">
            <text:p>129.6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5344" calcext:value-type="float">
            <text:p>129.6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2296" calcext:value-type="float">
            <text:p>129.6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9248" calcext:value-type="float">
            <text:p>129.6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62" calcext:value-type="float">
            <text:p>129.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8392" calcext:value-type="float">
            <text:p>129.6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0104" calcext:value-type="float">
            <text:p>129.6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096" calcext:value-type="float">
            <text:p>129.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8768" calcext:value-type="float">
            <text:p>129.5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3528" calcext:value-type="float">
            <text:p>129.5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1336" calcext:value-type="float">
            <text:p>129.5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3048" calcext:value-type="float">
            <text:p>129.5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6576" calcext:value-type="float">
            <text:p>129.5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4384" calcext:value-type="float">
            <text:p>129.5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7808" calcext:value-type="float">
            <text:p>129.5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8664" calcext:value-type="float">
            <text:p>129.5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0376" calcext:value-type="float">
            <text:p>129.5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5136" calcext:value-type="float">
            <text:p>129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9896" calcext:value-type="float">
            <text:p>129.4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0376" calcext:value-type="float">
            <text:p>129.5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8184" calcext:value-type="float">
            <text:p>129.4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38" calcext:value-type="float">
            <text:p>129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0752" calcext:value-type="float">
            <text:p>129.4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7704" calcext:value-type="float">
            <text:p>129.4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9896" calcext:value-type="float">
            <text:p>129.4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6848" calcext:value-type="float">
            <text:p>129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6848" calcext:value-type="float">
            <text:p>129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0752" calcext:value-type="float">
            <text:p>129.4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6848" calcext:value-type="float">
            <text:p>129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7224" calcext:value-type="float">
            <text:p>129.4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6368" calcext:value-type="float">
            <text:p>129.4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0272" calcext:value-type="float">
            <text:p>129.4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0272" calcext:value-type="float">
            <text:p>129.4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5032" calcext:value-type="float">
            <text:p>129.4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3696" calcext:value-type="float">
            <text:p>129.3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4552" calcext:value-type="float">
            <text:p>129.3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236" calcext:value-type="float">
            <text:p>129.3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8456" calcext:value-type="float">
            <text:p>129.3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3216" calcext:value-type="float">
            <text:p>129.3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1504" calcext:value-type="float">
            <text:p>129.3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5408" calcext:value-type="float">
            <text:p>129.3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236" calcext:value-type="float">
            <text:p>129.3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5408" calcext:value-type="float">
            <text:p>129.3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1504" calcext:value-type="float">
            <text:p>129.3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0168" calcext:value-type="float">
            <text:p>129.3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8456" calcext:value-type="float">
            <text:p>129.3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3216" calcext:value-type="float">
            <text:p>129.3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236" calcext:value-type="float">
            <text:p>129.3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8832" calcext:value-type="float">
            <text:p>129.3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8832" calcext:value-type="float">
            <text:p>129.3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5784" calcext:value-type="float">
            <text:p>129.3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5784" calcext:value-type="float">
            <text:p>129.3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4448" calcext:value-type="float">
            <text:p>129.3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8352" calcext:value-type="float">
            <text:p>129.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5304" calcext:value-type="float">
            <text:p>129.3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2736" calcext:value-type="float">
            <text:p>129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9208" calcext:value-type="float">
            <text:p>129.2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2256" calcext:value-type="float">
            <text:p>129.3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9208" calcext:value-type="float">
            <text:p>129.2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9208" calcext:value-type="float">
            <text:p>129.2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8352" calcext:value-type="float">
            <text:p>129.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3968" calcext:value-type="float">
            <text:p>129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8728" calcext:value-type="float">
            <text:p>129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9584" calcext:value-type="float">
            <text:p>129.2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3488" calcext:value-type="float">
            <text:p>129.2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044" calcext:value-type="float">
            <text:p>129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4344" calcext:value-type="float">
            <text:p>129.2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3488" calcext:value-type="float">
            <text:p>129.2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3968" calcext:value-type="float">
            <text:p>129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092" calcext:value-type="float">
            <text:p>129.2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3968" calcext:value-type="float">
            <text:p>129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4824" calcext:value-type="float">
            <text:p>129.2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4824" calcext:value-type="float">
            <text:p>129.2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8728" calcext:value-type="float">
            <text:p>129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2632" calcext:value-type="float">
            <text:p>129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2632" calcext:value-type="float">
            <text:p>129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9584" calcext:value-type="float">
            <text:p>129.2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1296" calcext:value-type="float">
            <text:p>129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0816" calcext:value-type="float">
            <text:p>129.2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912" calcext:value-type="float">
            <text:p>129.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6056" calcext:value-type="float">
            <text:p>129.2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996" calcext:value-type="float">
            <text:p>129.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6056" calcext:value-type="float">
            <text:p>129.2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912" calcext:value-type="float">
            <text:p>129.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3864" calcext:value-type="float">
            <text:p>129.2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912" calcext:value-type="float">
            <text:p>129.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672" calcext:value-type="float">
            <text:p>129.2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2528" calcext:value-type="float">
            <text:p>129.1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6432" calcext:value-type="float">
            <text:p>129.1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3384" calcext:value-type="float">
            <text:p>129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0336" calcext:value-type="float">
            <text:p>129.1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0336" calcext:value-type="float">
            <text:p>129.1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5096" calcext:value-type="float">
            <text:p>129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2048" calcext:value-type="float">
            <text:p>129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376" calcext:value-type="float">
            <text:p>129.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1568" calcext:value-type="float">
            <text:p>129.1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5472" calcext:value-type="float">
            <text:p>129.1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9376" calcext:value-type="float">
            <text:p>129.1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2424" calcext:value-type="float">
            <text:p>129.1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9376" calcext:value-type="float">
            <text:p>129.1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4136" calcext:value-type="float">
            <text:p>129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6328" calcext:value-type="float">
            <text:p>129.1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0232" calcext:value-type="float">
            <text:p>129.1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1944" calcext:value-type="float">
            <text:p>129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804" calcext:value-type="float">
            <text:p>129.0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0608" calcext:value-type="float">
            <text:p>129.0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58416" calcext:value-type="float">
            <text:p>129.0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6224" calcext:value-type="float">
            <text:p>129.0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0128" calcext:value-type="float">
            <text:p>129.0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0128" calcext:value-type="float">
            <text:p>129.0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3708" calcext:value-type="float">
            <text:p>129.0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3708" calcext:value-type="float">
            <text:p>129.0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3708" calcext:value-type="float">
            <text:p>129.0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3176" calcext:value-type="float">
            <text:p>129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7936" calcext:value-type="float">
            <text:p>129.0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4888" calcext:value-type="float">
            <text:p>129.0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8792" calcext:value-type="float">
            <text:p>129.0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2696" calcext:value-type="float">
            <text:p>129.0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136" calcext:value-type="float">
            <text:p>128.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7456" calcext:value-type="float">
            <text:p>128.9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4408" calcext:value-type="float">
            <text:p>128.9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2216" calcext:value-type="float">
            <text:p>128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612" calcext:value-type="float">
            <text:p>128.9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5264" calcext:value-type="float">
            <text:p>128.9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8312" calcext:value-type="float">
            <text:p>128.9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2216" calcext:value-type="float">
            <text:p>128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6976" calcext:value-type="float">
            <text:p>128.9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3928" calcext:value-type="float">
            <text:p>128.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088" calcext:value-type="float">
            <text:p>128.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8688" calcext:value-type="float">
            <text:p>128.9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8688" calcext:value-type="float">
            <text:p>128.9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8688" calcext:value-type="float">
            <text:p>128.9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2592" calcext:value-type="float">
            <text:p>128.9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3448" calcext:value-type="float">
            <text:p>128.9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516" calcext:value-type="float">
            <text:p>128.9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516" calcext:value-type="float">
            <text:p>128.9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516" calcext:value-type="float">
            <text:p>128.9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8208" calcext:value-type="float">
            <text:p>128.9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2112" calcext:value-type="float">
            <text:p>128.9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992" calcext:value-type="float">
            <text:p>128.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728" calcext:value-type="float">
            <text:p>128.8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1632" calcext:value-type="float">
            <text:p>128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1632" calcext:value-type="float">
            <text:p>128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2488" calcext:value-type="float">
            <text:p>128.8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1632" calcext:value-type="float">
            <text:p>128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5536" calcext:value-type="float">
            <text:p>128.8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2488" calcext:value-type="float">
            <text:p>128.8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7248" calcext:value-type="float">
            <text:p>128.8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2008" calcext:value-type="float">
            <text:p>128.8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152" calcext:value-type="float">
            <text:p>128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152" calcext:value-type="float">
            <text:p>128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152" calcext:value-type="float">
            <text:p>128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7248" calcext:value-type="float">
            <text:p>128.8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7248" calcext:value-type="float">
            <text:p>128.8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2488" calcext:value-type="float">
            <text:p>128.8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2008" calcext:value-type="float">
            <text:p>128.8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7624" calcext:value-type="float">
            <text:p>128.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372" calcext:value-type="float">
            <text:p>128.8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7624" calcext:value-type="float">
            <text:p>128.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5432" calcext:value-type="float">
            <text:p>128.8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6288" calcext:value-type="float">
            <text:p>128.7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0192" calcext:value-type="float">
            <text:p>128.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0192" calcext:value-type="float">
            <text:p>128.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7144" calcext:value-type="float">
            <text:p>128.7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1904" calcext:value-type="float">
            <text:p>128.7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276" calcext:value-type="float">
            <text:p>128.7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9712" calcext:value-type="float">
            <text:p>128.7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276" calcext:value-type="float">
            <text:p>128.7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1904" calcext:value-type="float">
            <text:p>128.7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0192" calcext:value-type="float">
            <text:p>128.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0192" calcext:value-type="float">
            <text:p>128.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9712" calcext:value-type="float">
            <text:p>128.7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3616" calcext:value-type="float">
            <text:p>128.7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3136" calcext:value-type="float">
            <text:p>128.7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6184" calcext:value-type="float">
            <text:p>128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0088" calcext:value-type="float">
            <text:p>128.7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0088" calcext:value-type="float">
            <text:p>128.7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0088" calcext:value-type="float">
            <text:p>128.7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8752" calcext:value-type="float">
            <text:p>128.6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0464" calcext:value-type="float">
            <text:p>128.6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2656" calcext:value-type="float">
            <text:p>128.6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2656" calcext:value-type="float">
            <text:p>128.6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132" calcext:value-type="float">
            <text:p>128.6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5224" calcext:value-type="float">
            <text:p>128.6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4368" calcext:value-type="float">
            <text:p>128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2176" calcext:value-type="float">
            <text:p>128.6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2176" calcext:value-type="float">
            <text:p>128.6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608" calcext:value-type="float">
            <text:p>128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5224" calcext:value-type="float">
            <text:p>128.6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8272" calcext:value-type="float">
            <text:p>128.6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9128" calcext:value-type="float">
            <text:p>128.6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4744" calcext:value-type="float">
            <text:p>128.6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9984" calcext:value-type="float">
            <text:p>128.6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3888" calcext:value-type="float">
            <text:p>128.6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7312" calcext:value-type="float">
            <text:p>128.6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9504" calcext:value-type="float">
            <text:p>128.6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3408" calcext:value-type="float">
            <text:p>128.6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9504" calcext:value-type="float">
            <text:p>128.6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3408" calcext:value-type="float">
            <text:p>128.6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9504" calcext:value-type="float">
            <text:p>128.6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8168" calcext:value-type="float">
            <text:p>128.5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988" calcext:value-type="float">
            <text:p>128.5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8544" calcext:value-type="float">
            <text:p>128.5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8544" calcext:value-type="float">
            <text:p>128.5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6832" calcext:value-type="float">
            <text:p>128.5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6832" calcext:value-type="float">
            <text:p>128.5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5496" calcext:value-type="float">
            <text:p>128.5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0256" calcext:value-type="float">
            <text:p>128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2448" calcext:value-type="float">
            <text:p>128.5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7208" calcext:value-type="float">
            <text:p>128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0256" calcext:value-type="float">
            <text:p>128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1968" calcext:value-type="float">
            <text:p>128.5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0632" calcext:value-type="float">
            <text:p>128.5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4536" calcext:value-type="float">
            <text:p>128.4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6248" calcext:value-type="float">
            <text:p>128.4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796" calcext:value-type="float">
            <text:p>128.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4912" calcext:value-type="float">
            <text:p>128.4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9296" calcext:value-type="float">
            <text:p>128.4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4912" calcext:value-type="float">
            <text:p>128.4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9192" calcext:value-type="float">
            <text:p>128.4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9192" calcext:value-type="float">
            <text:p>128.4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336" calcext:value-type="float">
            <text:p>128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336" calcext:value-type="float">
            <text:p>128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336" calcext:value-type="float">
            <text:p>128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336" calcext:value-type="float">
            <text:p>128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3576" calcext:value-type="float">
            <text:p>128.4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3576" calcext:value-type="float">
            <text:p>128.4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0904" calcext:value-type="float">
            <text:p>128.3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7856" calcext:value-type="float">
            <text:p>128.3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8712" calcext:value-type="float">
            <text:p>128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9568" calcext:value-type="float">
            <text:p>128.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9088" calcext:value-type="float">
            <text:p>128.3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0424" calcext:value-type="float">
            <text:p>128.3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2992" calcext:value-type="float">
            <text:p>128.3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6896" calcext:value-type="float">
            <text:p>128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2512" calcext:value-type="float">
            <text:p>128.3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7752" calcext:value-type="float">
            <text:p>128.3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1656" calcext:value-type="float">
            <text:p>128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936" calcext:value-type="float">
            <text:p>128.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936" calcext:value-type="float">
            <text:p>128.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3744" calcext:value-type="float">
            <text:p>128.2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1448" calcext:value-type="float">
            <text:p>128.1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9256" calcext:value-type="float">
            <text:p>128.1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7064" calcext:value-type="float">
            <text:p>128.1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0112" calcext:value-type="float">
            <text:p>128.1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7064" calcext:value-type="float">
            <text:p>128.1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25728" calcext:value-type="float">
            <text:p>128.1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25728" calcext:value-type="float">
            <text:p>128.1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2268" calcext:value-type="float">
            <text:p>128.1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6584" calcext:value-type="float">
            <text:p>128.1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2268" calcext:value-type="float">
            <text:p>128.1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1344" calcext:value-type="float">
            <text:p>128.1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9152" calcext:value-type="float">
            <text:p>128.0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6104" calcext:value-type="float">
            <text:p>128.0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64768" calcext:value-type="float">
            <text:p>128.0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58672" calcext:value-type="float">
            <text:p>128.0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6172" calcext:value-type="float">
            <text:p>128.0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52576" calcext:value-type="float">
            <text:p>128.0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4288" calcext:value-type="float">
            <text:p>128.0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124" calcext:value-type="float">
            <text:p>128.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3432" calcext:value-type="float">
            <text:p>128.0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4288" calcext:value-type="float">
            <text:p>128.0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124" calcext:value-type="float">
            <text:p>128.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8192" calcext:value-type="float">
            <text:p>128.0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124" calcext:value-type="float">
            <text:p>128.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2096" calcext:value-type="float">
            <text:p>128.0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3808" calcext:value-type="float">
            <text:p>128.0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9904" calcext:value-type="float">
            <text:p>128.0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9048" calcext:value-type="float">
            <text:p>128.0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2952" calcext:value-type="float">
            <text:p>128.0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076" calcext:value-type="float">
            <text:p>128.0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91616" calcext:value-type="float">
            <text:p>127.9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9424" calcext:value-type="float">
            <text:p>127.9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028" calcext:value-type="float">
            <text:p>127.9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3328" calcext:value-type="float">
            <text:p>127.9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4184" calcext:value-type="float">
            <text:p>127.9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8944" calcext:value-type="float">
            <text:p>127.9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8944" calcext:value-type="float">
            <text:p>127.9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8944" calcext:value-type="float">
            <text:p>127.9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98" calcext:value-type="float">
            <text:p>127.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3704" calcext:value-type="float">
            <text:p>127.9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1512" calcext:value-type="float">
            <text:p>127.9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0656" calcext:value-type="float">
            <text:p>127.9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5416" calcext:value-type="float">
            <text:p>127.9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2368" calcext:value-type="float">
            <text:p>127.9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8464" calcext:value-type="float">
            <text:p>127.9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5416" calcext:value-type="float">
            <text:p>127.9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6272" calcext:value-type="float">
            <text:p>127.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6272" calcext:value-type="float">
            <text:p>127.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7128" calcext:value-type="float">
            <text:p>127.8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7984" calcext:value-type="float">
            <text:p>127.8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5792" calcext:value-type="float">
            <text:p>127.8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5792" calcext:value-type="float">
            <text:p>127.8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2744" calcext:value-type="float">
            <text:p>127.8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9696" calcext:value-type="float">
            <text:p>127.8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836" calcext:value-type="float">
            <text:p>127.8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5312" calcext:value-type="float">
            <text:p>127.8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0072" calcext:value-type="float">
            <text:p>127.8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3976" calcext:value-type="float">
            <text:p>127.8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0928" calcext:value-type="float">
            <text:p>127.8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8736" calcext:value-type="float">
            <text:p>127.8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1784" calcext:value-type="float">
            <text:p>127.8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0928" calcext:value-type="float">
            <text:p>127.8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9592" calcext:value-type="float">
            <text:p>127.7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4352" calcext:value-type="float">
            <text:p>127.7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4352" calcext:value-type="float">
            <text:p>127.7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6064" calcext:value-type="float">
            <text:p>127.7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6064" calcext:value-type="float">
            <text:p>127.7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7776" calcext:value-type="float">
            <text:p>127.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692" calcext:value-type="float">
            <text:p>127.7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9112" calcext:value-type="float">
            <text:p>127.7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6064" calcext:value-type="float">
            <text:p>127.7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3872" calcext:value-type="float">
            <text:p>127.7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6064" calcext:value-type="float">
            <text:p>127.7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9112" calcext:value-type="float">
            <text:p>127.7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9112" calcext:value-type="float">
            <text:p>127.7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692" calcext:value-type="float">
            <text:p>127.7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644" calcext:value-type="float">
            <text:p>127.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5104" calcext:value-type="float">
            <text:p>127.7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3392" calcext:value-type="float">
            <text:p>127.7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0344" calcext:value-type="float">
            <text:p>127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0344" calcext:value-type="float">
            <text:p>127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3392" calcext:value-type="float">
            <text:p>127.7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596" calcext:value-type="float">
            <text:p>127.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1576" calcext:value-type="float">
            <text:p>127.6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1576" calcext:value-type="float">
            <text:p>127.6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8528" calcext:value-type="float">
            <text:p>127.6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7672" calcext:value-type="float">
            <text:p>127.6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1096" calcext:value-type="float">
            <text:p>127.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4144" calcext:value-type="float">
            <text:p>127.6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1096" calcext:value-type="float">
            <text:p>127.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6712" calcext:value-type="float">
            <text:p>127.6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3664" calcext:value-type="float">
            <text:p>127.6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6712" calcext:value-type="float">
            <text:p>127.6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5376" calcext:value-type="float">
            <text:p>127.5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7568" calcext:value-type="float">
            <text:p>127.6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7568" calcext:value-type="float">
            <text:p>127.6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6232" calcext:value-type="float">
            <text:p>127.5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5752" calcext:value-type="float">
            <text:p>127.5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0512" calcext:value-type="float">
            <text:p>127.5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9656" calcext:value-type="float">
            <text:p>127.5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6608" calcext:value-type="float">
            <text:p>127.5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7464" calcext:value-type="float">
            <text:p>127.5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3456" calcext:value-type="float">
            <text:p>127.4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8592" calcext:value-type="float">
            <text:p>127.4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3352" calcext:value-type="float">
            <text:p>127.4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256" calcext:value-type="float">
            <text:p>127.3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0304" calcext:value-type="float">
            <text:p>127.4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4584" calcext:value-type="float">
            <text:p>127.3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4584" calcext:value-type="float">
            <text:p>127.3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4584" calcext:value-type="float">
            <text:p>127.3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78" calcext:value-type="float">
            <text:p>127.1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78" calcext:value-type="float">
            <text:p>127.1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4752" calcext:value-type="float">
            <text:p>127.1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7696" calcext:value-type="float">
            <text:p>127.1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3312" calcext:value-type="float">
            <text:p>127.0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1976" calcext:value-type="float">
            <text:p>127.0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588" calcext:value-type="float">
            <text:p>127.0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2832" calcext:value-type="float">
            <text:p>127.0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54" calcext:value-type="float">
            <text:p>127.0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7112" calcext:value-type="float">
            <text:p>127.0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1872" calcext:value-type="float">
            <text:p>126.9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1872" calcext:value-type="float">
            <text:p>126.9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6528" calcext:value-type="float">
            <text:p>126.9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4232" calcext:value-type="float">
            <text:p>126.8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3752" calcext:value-type="float">
            <text:p>126.7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7656" calcext:value-type="float">
            <text:p>126.7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7656" calcext:value-type="float">
            <text:p>126.7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4504" calcext:value-type="float">
            <text:p>126.7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4504" calcext:value-type="float">
            <text:p>126.7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9744" calcext:value-type="float">
            <text:p>126.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4504" calcext:value-type="float">
            <text:p>126.7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0872" calcext:value-type="float">
            <text:p>126.6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0872" calcext:value-type="float">
            <text:p>126.6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3816" calcext:value-type="float">
            <text:p>126.5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8952" calcext:value-type="float">
            <text:p>126.4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8952" calcext:value-type="float">
            <text:p>126.4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676" calcext:value-type="float">
            <text:p>126.4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4088" calcext:value-type="float">
            <text:p>126.4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58" calcext:value-type="float">
            <text:p>126.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7888" calcext:value-type="float">
            <text:p>126.3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6552" calcext:value-type="float">
            <text:p>126.3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9976" calcext:value-type="float">
            <text:p>126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7408" calcext:value-type="float">
            <text:p>126.3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5216" calcext:value-type="float">
            <text:p>126.3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2168" calcext:value-type="float">
            <text:p>126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9976" calcext:value-type="float">
            <text:p>126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9496" calcext:value-type="float">
            <text:p>126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2064" calcext:value-type="float">
            <text:p>126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9872" calcext:value-type="float">
            <text:p>126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9392" calcext:value-type="float">
            <text:p>126.1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1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0248" calcext:value-type="float">
            <text:p>126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8912" calcext:value-type="float">
            <text:p>126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196" calcext:value-type="float">
            <text:p>126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8912" calcext:value-type="float">
            <text:p>126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3192" calcext:value-type="float">
            <text:p>126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4424" calcext:value-type="float">
            <text:p>126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3944" calcext:value-type="float">
            <text:p>126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1752" calcext:value-type="float">
            <text:p>126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7368" calcext:value-type="float">
            <text:p>126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9936" calcext:value-type="float">
            <text:p>125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5552" calcext:value-type="float">
            <text:p>125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6784" calcext:value-type="float">
            <text:p>125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2776" calcext:value-type="float">
            <text:p>125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9248" calcext:value-type="float">
            <text:p>125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8288" calcext:value-type="float">
            <text:p>125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3904" calcext:value-type="float">
            <text:p>125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4656" calcext:value-type="float">
            <text:p>125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6368" calcext:value-type="float">
            <text:p>125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7224" calcext:value-type="float">
            <text:p>125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1984" calcext:value-type="float">
            <text:p>125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0648" calcext:value-type="float">
            <text:p>125.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5408" calcext:value-type="float">
            <text:p>125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188" calcext:value-type="float">
            <text:p>125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5304" calcext:value-type="float">
            <text:p>125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3112" calcext:value-type="float">
            <text:p>125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044" calcext:value-type="float">
            <text:p>125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1672" calcext:value-type="float">
            <text:p>125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5096" calcext:value-type="float">
            <text:p>125.3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27664" calcext:value-type="float">
            <text:p>125.3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8248" calcext:value-type="float">
            <text:p>125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5472" calcext:value-type="float">
            <text:p>125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9" calcext:value-type="float">
            <text:p>125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5472" calcext:value-type="float">
            <text:p>125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5472" calcext:value-type="float">
            <text:p>125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5808" calcext:value-type="float">
            <text:p>124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5808" calcext:value-type="float">
            <text:p>124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4472" calcext:value-type="float">
            <text:p>124.9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4472" calcext:value-type="float">
            <text:p>124.9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0088" calcext:value-type="float">
            <text:p>124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0088" calcext:value-type="float">
            <text:p>124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3032" calcext:value-type="float">
            <text:p>124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0088" calcext:value-type="float">
            <text:p>124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1696" calcext:value-type="float">
            <text:p>124.8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3032" calcext:value-type="float">
            <text:p>124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1696" calcext:value-type="float">
            <text:p>124.8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7312" calcext:value-type="float">
            <text:p>124.7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0256" calcext:value-type="float">
            <text:p>124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892" calcext:value-type="float">
            <text:p>124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864" calcext:value-type="float">
            <text:p>124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4704" calcext:value-type="float">
            <text:p>124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9088" calcext:value-type="float">
            <text:p>124.5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9088" calcext:value-type="float">
            <text:p>124.5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4704" calcext:value-type="float">
            <text:p>124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4432" calcext:value-type="float">
            <text:p>124.6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9088" calcext:value-type="float">
            <text:p>124.5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2032" calcext:value-type="float">
            <text:p>124.4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2032" calcext:value-type="float">
            <text:p>124.4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6312" calcext:value-type="float">
            <text:p>124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6312" calcext:value-type="float">
            <text:p>124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1928" calcext:value-type="float">
            <text:p>124.3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9256" calcext:value-type="float">
            <text:p>124.3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4872" calcext:value-type="float">
            <text:p>124.3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3536" calcext:value-type="float">
            <text:p>124.3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9152" calcext:value-type="float">
            <text:p>124.2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2096" calcext:value-type="float">
            <text:p>124.2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9424" calcext:value-type="float">
            <text:p>124.1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7984" calcext:value-type="float">
            <text:p>124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6648" calcext:value-type="float">
            <text:p>124.0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6648" calcext:value-type="float">
            <text:p>124.0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0928" calcext:value-type="float">
            <text:p>124.0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6544" calcext:value-type="float">
            <text:p>123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6544" calcext:value-type="float">
            <text:p>123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5128" calcext:value-type="float">
            <text:p>123.3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6464" calcext:value-type="float">
            <text:p>123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6464" calcext:value-type="float">
            <text:p>123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6464" calcext:value-type="float">
            <text:p>123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6464" calcext:value-type="float">
            <text:p>123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8072" calcext:value-type="float">
            <text:p>123.2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8072" calcext:value-type="float">
            <text:p>123.2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3688" calcext:value-type="float">
            <text:p>123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3688" calcext:value-type="float">
            <text:p>123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6632" calcext:value-type="float">
            <text:p>123.1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6632" calcext:value-type="float">
            <text:p>123.1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5296" calcext:value-type="float">
            <text:p>123.1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9576" calcext:value-type="float">
            <text:p>123.0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5296" calcext:value-type="float">
            <text:p>123.1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5464" calcext:value-type="float">
            <text:p>122.9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9744" calcext:value-type="float">
            <text:p>122.9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9744" calcext:value-type="float">
            <text:p>122.9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8408" calcext:value-type="float">
            <text:p>122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8408" calcext:value-type="float">
            <text:p>122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8408" calcext:value-type="float">
            <text:p>122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4024" calcext:value-type="float">
            <text:p>122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8304" calcext:value-type="float">
            <text:p>122.8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2856" calcext:value-type="float">
            <text:p>122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9912" calcext:value-type="float">
            <text:p>122.7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7-0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1416" calcext:value-type="float">
            <text:p>122.5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152" calcext:value-type="float">
            <text:p>122.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3024" calcext:value-type="float">
            <text:p>122.4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3024" calcext:value-type="float">
            <text:p>122.4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7304" calcext:value-type="float">
            <text:p>122.4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7304" calcext:value-type="float">
            <text:p>122.4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3024" calcext:value-type="float">
            <text:p>122.4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7304" calcext:value-type="float">
            <text:p>122.4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0248" calcext:value-type="float">
            <text:p>122.3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0248" calcext:value-type="float">
            <text:p>122.3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7576" calcext:value-type="float">
            <text:p>122.3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7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764" calcext:value-type="float">
            <text:p>122.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764" calcext:value-type="float">
            <text:p>122.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764" calcext:value-type="float">
            <text:p>122.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192" calcext:value-type="float">
            <text:p>122.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9248" calcext:value-type="float">
            <text:p>121.9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9248" calcext:value-type="float">
            <text:p>121.9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6472" calcext:value-type="float">
            <text:p>121.8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7392" calcext:value-type="float">
            <text:p>121.6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7392" calcext:value-type="float">
            <text:p>121.6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3008" calcext:value-type="float">
            <text:p>121.6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4488" calcext:value-type="float">
            <text:p>122.0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8872" calcext:value-type="float">
            <text:p>122.0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8872" calcext:value-type="float">
            <text:p>122.0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0208" calcext:value-type="float">
            <text:p>122.0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4488" calcext:value-type="float">
            <text:p>122.0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3152" calcext:value-type="float">
            <text:p>121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1816" calcext:value-type="float">
            <text:p>121.9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8872" calcext:value-type="float">
            <text:p>122.0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8872" calcext:value-type="float">
            <text:p>122.0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3152" calcext:value-type="float">
            <text:p>121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3152" calcext:value-type="float">
            <text:p>121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3152" calcext:value-type="float">
            <text:p>121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1816" calcext:value-type="float">
            <text:p>121.9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432" calcext:value-type="float">
            <text:p>121.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332" calcext:value-type="float">
            <text:p>121.8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332" calcext:value-type="float">
            <text:p>121.8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7768" calcext:value-type="float">
            <text:p>121.5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6432" calcext:value-type="float">
            <text:p>121.5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2048" calcext:value-type="float">
            <text:p>121.5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0712" calcext:value-type="float">
            <text:p>121.5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4992" calcext:value-type="float">
            <text:p>121.4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7936" calcext:value-type="float">
            <text:p>121.4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216" calcext:value-type="float">
            <text:p>121.3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216" calcext:value-type="float">
            <text:p>121.3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216" calcext:value-type="float">
            <text:p>121.3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848" calcext:value-type="float">
            <text:p>121.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6664" calcext:value-type="float">
            <text:p>121.1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6664" calcext:value-type="float">
            <text:p>121.1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3992" calcext:value-type="float">
            <text:p>121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9608" calcext:value-type="float">
            <text:p>121.0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8272" calcext:value-type="float">
            <text:p>121.0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3888" calcext:value-type="float">
            <text:p>121.0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8272" calcext:value-type="float">
            <text:p>121.0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1448" calcext:value-type="float">
            <text:p>120.5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112" calcext:value-type="float">
            <text:p>120.5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5728" calcext:value-type="float">
            <text:p>120.5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5728" calcext:value-type="float">
            <text:p>120.5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3056" calcext:value-type="float">
            <text:p>120.4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4392" calcext:value-type="float">
            <text:p>120.4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3056" calcext:value-type="float">
            <text:p>120.4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8672" calcext:value-type="float">
            <text:p>120.4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3224" calcext:value-type="float">
            <text:p>120.2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7504" calcext:value-type="float">
            <text:p>120.2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0448" calcext:value-type="float">
            <text:p>120.1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304" calcext:value-type="float">
            <text:p>120.1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7024" calcext:value-type="float">
            <text:p>120.2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7024" calcext:value-type="float">
            <text:p>120.2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304" calcext:value-type="float">
            <text:p>120.1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912" calcext:value-type="float">
            <text:p>120.0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4248" calcext:value-type="float">
            <text:p>120.0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912" calcext:value-type="float">
            <text:p>120.0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8528" calcext:value-type="float">
            <text:p>120.0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192" calcext:value-type="float">
            <text:p>120.0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856" calcext:value-type="float">
            <text:p>120.0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0303</text:p>
          </table:table-cell>
          <table:table-cell office:value-type="string" calcext:value-type="string">
            <text:p>North Plains GCD Recorder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12" meta:object-count="0"/>
    <meta:user-defined meta:name="AppVersion">3.0</meta:user-defined>
  </office:meta>
</office:document-meta>
</file>